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 style:list-style-name="L13"/>
    <style:style style:name="P7" style:family="paragraph" style:parent-style-name="Text_20_body" style:list-style-name="L13">
      <style:paragraph-properties fo:margin-top="0cm" fo:margin-bottom="0cm" style:contextual-spacing="false"/>
    </style:style>
    <style:style style:name="P8" style:family="paragraph" style:parent-style-name="Text_20_body" style:list-style-name="L14"/>
    <style:style style:name="P9" style:family="paragraph" style:parent-style-name="Text_20_body" style:list-style-name="L14">
      <style:paragraph-properties fo:margin-top="0cm" fo:margin-bottom="0cm" style:contextual-spacing="false"/>
    </style:style>
    <style:style style:name="P10" style:family="paragraph" style:parent-style-name="Text_20_body" style:list-style-name="L15"/>
    <style:style style:name="P11" style:family="paragraph" style:parent-style-name="Text_20_body" style:list-style-name="L15">
      <style:paragraph-properties fo:margin-top="0cm" fo:margin-bottom="0cm" style:contextual-spacing="false"/>
    </style:style>
    <style:style style:name="P12" style:family="paragraph" style:parent-style-name="Text_20_body" style:list-style-name="L16"/>
    <style:style style:name="P13" style:family="paragraph" style:parent-style-name="Text_20_body" style:list-style-name="L16">
      <style:paragraph-properties fo:margin-top="0cm" fo:margin-bottom="0cm" style:contextual-spacing="false"/>
    </style:style>
    <style:style style:name="P14" style:family="paragraph" style:parent-style-name="Text_20_body" style:list-style-name="L17"/>
    <style:style style:name="P15" style:family="paragraph" style:parent-style-name="Text_20_body" style:list-style-name="L17">
      <style:paragraph-properties fo:margin-top="0cm" fo:margin-bottom="0cm" style:contextual-spacing="false"/>
    </style:style>
    <style:style style:name="P16" style:family="paragraph" style:parent-style-name="Text_20_body" style:list-style-name="L1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si della progettazione della base dati</text:p>
      <text:p text:style-name="Standard">A partire dallo schema concettuale dell’applicazione (output della fase di analisi), ovvero:</text:p>
      <text:p text:style-name="Standard">diagramma UML concettuale delle classi</text:p>
      <text:p text:style-name="Standard">speci che dei tipi di dato</text:p>
      <text:p text:style-name="Standard">speci che delle classi</text:p>
      <text:p text:style-name="Standard">speci che dei vincoli esterni</text:p>
      <text:p text:style-name="Standard">diagramma UML concettuale degli use-case</text:p>
      <text:p text:style-name="Standard">speci che concettuali degli use-case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effettueremo le seguenti attività:</text:p>
      <text:p text:style-name="Standard">1. Decideremo la corrispondenza dei tipi di dato concettuali in domini SQL supportati dal DBMS</text:p>
      <text:p text:style-name="Standard">2. Progetteremo lo schema relazionale della base dati tenendo conto di tutti i vincoli isolati in fase di</text:p>
      <text:p text:style-name="Standard">analisi concettuale e dei requisiti di performance</text:p>
      <text:p text:style-name="Standard">3. Progetteremo le speci che realizzative delle operazioni di use-case e delle operazioni di classe.</text:p>
      <text:p text:style-name="Standard"/>
      <text:p text:style-name="Standard"/>
      <text:p text:style-name="Standard">Produzione dello schema relazionale da schema concettuale</text:p>
      <text:p text:style-name="Standard">•</text:p>
      <text:p text:style-name="Standard">Obiettivo: generare lo schema relazionale (con vincoli) per la base dati.</text:p>
      <text:p text:style-name="Standard">•Input: diagramma delle classi UML concettuale con classi, associazioni, attributi, is-a,</text:p>
      <text:p text:style-name="Standard">generalizzazioni, vincoli di identi cazione, vincoli esterni</text:p>
      <text:p text:style-name="Standard"/>
      <text:p text:style-name="Standard"/>
      <text:p text:style-name="Standard">Una Metodologia Robusta e Scalabile</text:p>
      <text:p text:style-name="Standard">•</text:p>
      <text:p text:style-name="Standard">•</text:p>
      <text:p text:style-name="Standard">•</text:p>
      <text:p text:style-name="Standard">I diagrammi UML concettuali delle classi possono contenere molti costrutti ed essere complicati.</text:p>
      <text:p text:style-name="Standard">• Come gestire attributi multivalore?</text:p>
      <text:p text:style-name="Standard">• Come gestire relazioni is-a, generalizzazioni disgiunte e non disgiunte, complete e non complete?</text:p>
      <text:p text:style-name="Standard">• …</text:p>
      <text:p text:style-name="Standard">Scrivere direttamente lo schema relazionale a partire dal diagramma delle classi UML concettuale comporta alto</text:p>
      <text:p text:style-name="Standard">rischio di errore…</text:p>
      <text:p text:style-name="Standard">Vedremo una metodologia robusta e scalabile:</text:p>
      <text:p text:style-name="Standard">1. Ristrutturazione dello schema concettuale: a partire dallo schema concettuale il progettista produce un nuovo (!)</text:p>
      <text:p text:style-name="Standard">diagramma delle classi (ristrutturato) e nuove speci che (ristrutturate) delle classi, degli use-case, dei tipi di dato, dei</text:p>
      <text:p text:style-name="Standard">vincoli esterni.</text:p>
      <text:p text:style-name="Standard">• Lo schema ristrutturato dipende dalle tecnologie scelte dal progettista per implementare il sistema.</text:p>
      <text:p text:style-name="Standard">Ad es., in caso di implementazione come applicazione di basi di dati:</text:p>
      <text:p text:style-name="Standard">• il diagramma delle classi ristrutturato de nisce quali sono le classi le cui istanze vanno memorizzate nel DB</text:p>
      <text:p text:style-name="Standard">• è equivalente all’originale, ovvero permette di rappresentare gli stessi livelli estensionali dei dati (al più con struttura</text:p>
      <text:p text:style-name="Standard"><text:soft-page-break/>diversa)</text:p>
      <text:p text:style-name="Standard">• contiene solo i costrutti più semplici: classe, associazione, attributi di tipi di dato disponibili SQL (base o de niti dal</text:p>
      <text:p text:style-name="Standard">progettista, v. slide su SQL) e con molteplicità massima pari ad 1, direttamente implementabili nella tecnologia</text:p>
      <text:p text:style-name="Standard">scelta</text:p>
      <text:p text:style-name="Standard">• tiene conto di alcuni requisiti di performance</text:p>
      <text:p text:style-name="Standard">2. Traduzione diretta: lo schema relazionale della base dati viene prodotto a partire dal diagramma delle classi</text:p>
      <text:p text:style-name="Standard">ristrutturato e tenendo conto di ulteriori requisiti di performance.</text:p>
      <text:p text:style-name="Standard"/>
      <text:p text:style-name="Standard"/>
      <text:p text:style-name="Standard"/>
      <text:p text:style-name="Standard">Ristrutturazione del diagramma UML delle classi</text:p>
      <text:p text:style-name="Standard">•Obiettivo: trasformare la porzione del diagramma UML concettuale delle classi relativa alle classi/</text:p>
      <text:p text:style-name="Standard">associazioni le cui istanze si vogliono memorizzare nel DB in un diagramma equivalente, ma dalla</text:p>
      <text:p text:style-name="Standard">cui struttura si possa direttamente derivare lo schema relazionale del DB.</text:p>
      <text:p text:style-name="Standard">•La metodologia prevede una sequenza di passi da eseguire nell’ordine dato. Ogni passo può</text:p>
      <text:p text:style-name="Standard">prevedere alcune alternative da valutare caso per caso (con un occhio alle performance):</text:p>
      <text:p text:style-name="Standard">1. Eliminazione di attributi multivalore</text:p>
      <text:p text:style-name="Standard">2. Sostituzione dei tipi di dato concettuali con opportuni tipi supportati dal DBMS (tipi base o</text:p>
      <text:p text:style-name="Standard">de niti dall’utente)</text:p>
      <text:p text:style-name="Standard">3. Eliminazione delle generalizzazioni tra classi</text:p>
      <text:p text:style-name="Standard">4. Eliminazione delle generalizzazioni tra associazioni</text:p>
      <text:p text:style-name="Standard">5. De nizione di un identi catore per ogni classe</text:p>
      <text:p text:style-name="Standard">6. Selezione di un identi catore primario per ogni classe</text:p>
      <text:p text:style-name="Standard">Il diagramma delle classi ristrutturato è, dal punto di vista concettuale, di pessima qualità.</text:p>
      <text:p text:style-name="Standard">Ma questo non è importante: la ristrutturazione è solo un modo gra co di procedere per ottenere un</text:p>
      <text:p text:style-name="Standard">semi-lavorato equivalente all’originale e da cui facilmente produrre lo schema relazionale del DB!</text:p>
      <text:p text:style-name="Standard"/>
      <text:p text:style-name="Standard"/>
      <text:p text:style-name="Standard">Eliminazione di Attributi Multivalore (cont.)</text:p>
      <text:p text:style-name="Standard">Al termine del passo di eliminazione degli attributi multivalore tutti gli attributi del diagramma</text:p>
      <text:p text:style-name="Standard">ristrutturato hanno vincoli di cardinalità [0..1] oppure [1..1]</text:p>
      <text:p text:style-name="Standard"/>
      <text:p text:style-name="Standard"/>
      <text:p text:style-name="Standard"/>
      <text:p text:style-name="Standard">Scelta dei tipi di dato</text:p>
      <text:p text:style-name="Standard">Obiettivo:</text:p>
      <text:p text:style-name="Standard">• Ristrutturare il diagramma UML concettuale delle classi in uno equivalente che contenga solo attributi di tipi</text:p>
      <text:p text:style-name="Standard">di dato (detti anche domini) supportati dal DBMS.</text:p>
      <text:p text:style-name="Standard">Metodologia:</text:p>
      <text:p text:style-name="Standard">• Scegliere un opportuno tipo di dato supportato dal DBMS per ogni attributo, anche de nendo, tramite SQL,</text:p>
      <text:p text:style-name="Standard">tipi di dato utente.</text:p>
      <text:p text:style-name="Standard">• Tipi concettuali base: intero, reale, stringa, Data, Ora, DataOra</text:p>
      <text:p text:style-name="Standard">—&gt; hanno un immediato corrispettivo in SQL: integer, varchar(…), Date, Time, DateTime, TimeStamp, etc.</text:p>
      <text:p text:style-name="Standard">[link a documentazione PostgreSQL]</text:p>
      <text:p text:style-name="Standard">• Tipi concettuali specializzati: ad es., intero &gt; 0, reale &lt;= 0, x..y, etc.</text:p>
      <text:p text:style-name="Standard"><text:soft-page-break/>—&gt; de nire nuovi tipi di dato supportati dal DBMS usando SQL: CREATE DOMAIN (v. slide su SQL DDL)</text:p>
      <text:p text:style-name="Standard">• Tipi concettuali enumerativi: ad es., {M,F}, etc.</text:p>
      <text:p text:style-name="Standard">—&gt; de nire nuovi tipi di dato supportati dal DBMS usando SQL: CREATE TYPE … AS ENUM (v. slide su</text:p>
      <text:p text:style-name="Standard">SQL DDL)</text:p>
      <text:p text:style-name="Standard">• Tipi concettuali composti: ad es., Indirizzo, etc.</text:p>
      <text:p text:style-name="Standard">—&gt; de nire nuovi tipi di dato supportati dal DBMS usando SQL: CREATE TYPE … AS (…) (v. slide su SQL</text:p>
      <text:p text:style-name="Standard">DDL)</text:p>
      <text:p text:style-name="Standard"/>
      <text:p text:style-name="Standard"/>
      <text:p text:style-name="Standard"/>
      <text:p text:style-name="Standard">Scelta dei tipi di dato (cont.)</text:p>
      <text:p text:style-name="Standard">Al termine del passo di de nizione della corrispondenza dei tipi di dato concettuali in tipi supportati</text:p>
      <text:p text:style-name="Standard">dal DBMS, tutti gli attributi del diagramma ristrutturato sono semplici, hanno un dominio supportato</text:p>
      <text:p text:style-name="Standard">dal DBMS ed hanno vincoli di cardinalità [0..1] oppure [1..1]</text:p>
      <text:p text:style-name="Standard"/>
      <text:p text:style-name="Standard"/>
      <text:p text:style-name="Standard"/>
      <text:p text:style-name="Standard">Ristrutturazione delle generalizzazioni</text:p>
      <text:p text:style-name="Standard">Obiettivo:</text:p>
      <text:p text:style-name="Standard">• Ristrutturare il diagramma UML concettuale delle classi in uno equivalente che non contenga relazioni-isa o</text:p>
      <text:p text:style-name="Standard">generalizzazioni tra classi o associazioni, che non sono supportate dal DBMS.</text:p>
      <text:p text:style-name="Standard">Metodologia:</text:p>
      <text:p text:style-name="Standard">• Relazioni is-a o generalizzazioni tra classi: scegliere il modo più opportuno di ristrutturare ogni singolo</text:p>
      <text:p text:style-name="Standard">livello di ogni generalizzazione, scegliendo tra tre possibili approcci:</text:p>
      <text:p text:style-name="Standard">• Fusione di sottoclassi nelle loro superclassi</text:p>
      <text:p text:style-name="Standard">• Divisione delle superclassi in classi disgiunte</text:p>
      <text:p text:style-name="Standard">• Sostituzione di relazioni is-a con associazioni</text:p>
      <text:p text:style-name="Standard">•</text:p>
      <text:p text:style-name="Standard">Relazioni is-a o generalizzazioni tra associazioni:</text:p>
      <text:p text:style-name="Standard">• Fusione di sotto-associazioni nelle loro super-associazioni, se opportuno a valle del passo precedente</text:p>
      <text:p text:style-name="Standard">• Aggiunta di vincoli esterni (che saranno opportunamente gestiti più avanti)</text:p>
      <text:p text:style-name="Standard"/>
      <text:p text:style-name="Standard"/>
      <text:p text:style-name="Standard"/>
      <text:p text:style-name="Standard">Ristrutturazione delle generalizzazioni (cont.)</text:p>
      <text:p text:style-name="Standard">Al termine del passo di ristrutturazione delle generalizzazioni, tutte le classi e le associazioni del</text:p>
      <text:p text:style-name="Standard">diagramma ristrutturato de niscono insiemi di istanze (oggetti o link) disgiunte a coppie</text:p>
      <text:p text:style-name="Standard"/>
      <text:p text:style-name="Standard"/>
      <text:p text:style-name="Standard"/>
      <text:p text:style-name="Standard">Identi catori di classe</text:p>
      <text:p text:style-name="Standard">Obiettivo:</text:p>
      <text:p text:style-name="Standard">• Ristrutturare il diagramma UML concettuale delle classi in uno equivalente che abbia almeno un</text:p>
      <text:p text:style-name="Standard">identi catore per ogni classe, che fungerà da chiave della futura tabella del DB, ed eleggere un</text:p>
      <text:p text:style-name="Standard">identi catore primario per ogni classe, che lungherà da chiave primaria della futura tabella.</text:p>
      <text:p text:style-name="Standard"><text:soft-page-break/>Metodologia:</text:p>
      <text:p text:style-name="Standard">• Per ogni classe con identi catori concettuali, decidere se uno tra quelli disponibili è di qualità suf ciente</text:p>
      <text:p text:style-name="Standard">per formare una chiave primaria: non deve essere troppo complesso. Eleggerlo a identi catore primario.</text:p>
      <text:p text:style-name="Standard">• Per ogni classe senza identi catori concettuali, o per la quale non è stato scelto un identi catore primario</text:p>
      <text:p text:style-name="Standard">al passo precedente, de nire un identi catore arti ciale.</text:p>
      <text:p text:style-name="Standard"/>
      <text:p text:style-name="Standard"/>
      <text:p text:style-name="Standard"/>
      <text:p text:style-name="Standard">Ristrutturazione delle generalizzazioni (cont.)</text:p>
      <text:p text:style-name="Standard">Al termine del passo di de nizione degli identi catori di classi, tutte le classi hanno almeno un</text:p>
      <text:p text:style-name="Standard">identi catore, ne hanno certamente uno primario, e gli identi catori primari esterni non formano cicli.</text:p>
      <text:p text:style-name="Standard"/>
      <text:p text:style-name="Standard"/>
      <text:p text:style-name="Standard"/>
      <text:p text:style-name="Standard">Vincoli esterni</text:p>
      <text:p text:style-name="Standard">Obiettivo:</text:p>
      <text:p text:style-name="Standard">• Ristrutturare i vincoli esterni al diagramma UML concettuale delle classi in vincoli equivalenti sul diagramma</text:p>
      <text:p text:style-name="Standard">UML delle classi ristrutturato.</text:p>
      <text:p text:style-name="Standard">Metodologia:</text:p>
      <text:p text:style-name="Standard">• Aggiungere al documento di speci ca ristrutturata dei vincoli esterni i vincoli esterni de niti, in fase di</text:p>
      <text:p text:style-name="Standard">analisi, nelle speci che concettuali delle classi e nella speci ca concettuale dei vincoli esterni,</text:p>
      <text:p text:style-name="Standard">opportunamente adattati alla struttura del diagramma UML delle classi ristrutturato.</text:p>
      <text:p text:style-name="Standard"/>
      <text:p text:style-name="Standard"/>
      <text:p text:style-name="Standard"/>
      <text:p text:style-name="Standard">Speci ca delle operazioni di classe e di use-case</text:p>
      <text:p text:style-name="Standard">Obiettivo:</text:p>
      <text:p text:style-name="Standard">• Ristrutturare le speci che concettuali di classi e di use-case in nuove speci che equivalenti sul diagramma</text:p>
      <text:p text:style-name="Standard">UML delle classi ristrutturato.</text:p>
      <text:p text:style-name="Standard">Metodologia:</text:p>
      <text:p text:style-name="Standard">• Ristrutturare la speci ca di ogni operazione di classe, di ogni vincolo di classe, e di ogni operazione di use-</text:p>
      <text:p text:style-name="Standard">case in modo da adattarla alla nuova struttura del diagramma UML delle classi ristrutturato.</text:p>
      <text:p text:style-name="Standard"/>
      <text:p text:style-name="Standard"/>
      <text:p text:style-name="Standard"/>
      <text:p text:style-name="Standard">Speci ca delle operazioni di classe e di use-case (cont.)</text:p>
      <text:p text:style-name="Standard">Al termine del passo di ristrutturazione della speci ca delle operazioni di classe, dei vincoli di classe</text:p>
      <text:p text:style-name="Standard">e delle operazioni di use-case, tutti i documenti di speci ca sono ora coerenti con la nuova struttura</text:p>
      <text:p text:style-name="Standard">del diagramma UML delle classi ristrutturato.</text:p>
      <text:p text:style-name="Standard"/>
      <text:p text:style-name="Standard"/>
      <text:p text:style-name="Standard"/>
      <text:p text:style-name="Standard">Traduzione diretta del diagramma UML delle classi ristrutturato</text:p>
      <text:p text:style-name="Standard">•</text:p>
      <text:p text:style-name="Standard"><text:soft-page-break/>•</text:p>
      <text:p text:style-name="Standard">Obiettivo: generare lo schema relazionale (con vincoli) per la base dati.</text:p>
      <text:p text:style-name="Standard">•Input: diagramma delle classi UML ristrutturato e speci che ristrutturate</text:p>
      <text:p text:style-name="Standard">•Output: un insieme di tabelle relazionali con vincoli di integrità.</text:p>
      <text:p text:style-name="Standard">Metodologia:</text:p>
      <text:p text:style-name="Standard">•Ogni classe si traduce in una tabella relazionale</text:p>
      <text:p text:style-name="Standard">•Ogni associazione si traduce in una tabella relazionale più vincoli di foreign key (oppure si</text:p>
      <text:p text:style-name="Standard">accorpa nella tabella che traduce una delle classi coinvolte)</text:p>
      <text:p text:style-name="Standard">•I vincoli di molteplicità dei ruoli di associazione si traducono in vincoli di chiave, foreign key, o in</text:p>
      <text:p text:style-name="Standard">vincoli esterni (tipicamente, vincoli di inclusione più generale).</text:p>
      <text:p text:style-name="Standard"/>
      <text:p text:style-name="Standard"/>
      <text:p text:style-name="Standard"/>
      <text:p text:style-name="Standard">Vincoli esterni allo schema relazionale</text:p>
      <text:p text:style-name="Standard">•</text:p>
      <text:p text:style-name="Standard">•</text:p>
      <text:p text:style-name="Standard">Obiettivo: progettare come implementare, nel DBMS, ogni vincolo esterno.</text:p>
      <text:p text:style-name="Standard">•Input: schema relazionale, vincoli esterni ristrutturati</text:p>
      <text:p text:style-name="Standard">•Output: decisioni su come implementare i vincoli esterni</text:p>
      <text:p text:style-name="Standard">Metodologia:</text:p>
      <text:p text:style-name="Standard">•Utilizzare, ove possibile, i costrutti di unique, foreign key, e gli altri costrutti per imporre vincoli di</text:p>
      <text:p text:style-name="Standard">integrità supportati dal DBMS in uso</text:p>
      <text:p text:style-name="Standard">•Per tutti gli altri, de nire opportuni trigger</text:p>
      <text:p text:style-name="Standard">•</text:p>
      <text:p text:style-name="Standard">Trigger: programma imperativo (in linguaggio proprietario del DBMS!) eseguito all’interno del</text:p>
      <text:p text:style-name="Standard">DBMS che:</text:p>
      <text:p text:style-name="Standard">•</text:p>
      <text:p text:style-name="Standard">•</text:p>
      <text:p text:style-name="Standard">•</text:p>
      <text:p text:style-name="Standard">intercetta un evento (insert/update/delete di ennuple in una o più tabella)</text:p>
      <text:p text:style-name="Standard">esegue un controllo (codice imperativo con SQL immerso)</text:p>
      <text:p text:style-name="Standard">può sollevare un’eccezione per ri utare l’operazione intercettata</text:p>
      <text:p text:style-name="Standard"/>
      <text:p text:style-name="Standard"/>
      <text:p text:style-name="Standard"/>
      <text:p text:style-name="Standard"/>
      <text:p text:style-name="Standard">Esempio 1: progettazione di vincoli esterni mediante trigger (cont.)</text:p>
      <text:p text:style-name="Standard">Implementazione:</text:p>
      <text:p text:style-name="Standard">-- 1. Politiche di accesso ai dati: non permettere ad alcun utente di cambiare gli id arti ciali</text:p>
      <text:p text:style-name="Standard">REVOKE UPDATE (id) ON Persona FROM PUBLIC;</text:p>
      <text:p text:style-name="Standard">REVOKE UPDATE (persona) ON Studente FROM PUBLIC;</text:p>
      <text:p text:style-name="Standard">REVOKE UPDATE (persona) ON Docente FROM PUBLIC;</text:p>
      <text:p text:style-name="Standard">S.BD.1.2. 67</text:p>
      <text:p text:style-name="Standard">Prof. Toni Mancini – ITC Information and Communications Technology AcademyEsempio 1: progettazione di vincoli esterni mediante trigger (cont.)</text:p>
      <text:p text:style-name="Standard">Implementazione:</text:p>
      <text:p text:style-name="Standard">-- 2. Trigger compl_1 per INSERT into Persona</text:p>
      <text:p text:style-name="Standard">create or replace function V_Persona_gen_compl_1() returns trigger as $V_Persona_gen_compl_1$</text:p>
      <text:p text:style-name="Standard">-- la funzione vedrà 'new' come argomento</text:p>
      <text:p text:style-name="Standard">declare isError boolean := false;</text:p>
      <text:p text:style-name="Standard">begin</text:p>
      <text:p text:style-name="Standard">isError = NOT EXISTS (</text:p>
      <text:p text:style-name="Standard"><text:soft-page-break/>SELECT persona FROM Studente WHERE persona = new.id</text:p>
      <text:p text:style-name="Standard">UNION ALL</text:p>
      <text:p text:style-name="Standard">SELECT persona FROM Docente WHERE persona = new.id</text:p>
      <text:p text:style-name="Standard">);</text:p>
      <text:p text:style-name="Standard">if (isError) then raise exception 'Vincolo V_Persona_gen_compl_1 violato (persona.id=%)', new.id;</text:p>
      <text:p text:style-name="Standard">end if;</text:p>
      <text:p text:style-name="Standard">return new; -- lascia passare la ennupla; in realtà il valore di ritorno per i trigger ‘after’ è ignorato, non lo sarebbe per i trigger ‘before’</text:p>
      <text:p text:style-name="Standard">end; $V_Persona_gen_compl_1$ language plpgsql;</text:p>
      <text:p text:style-name="Standard">create constraint trigger V_Persona_gen_compl_1_persona</text:p>
      <text:p text:style-name="Standard">after insert on Persona</text:p>
      <text:p text:style-name="Standard">deferrable -- af nché sia deferrable, il trigger deve essere di tipo ‘constraint’</text:p>
      <text:p text:style-name="Standard">for each row execute procedure V_Persona_gen_compl_1();</text:p>
      <text:p text:style-name="Standard">Prof. Toni Mancini – ITC Information and Communications Technology Academy</text:p>
      <text:p text:style-name="Standard">S.BD.1.2. 68Esempio 1: progettazione di vincoli esterni mediante trigger (cont.)</text:p>
      <text:p text:style-name="Standard">Implementazione:</text:p>
      <text:p text:style-name="Standard">-- 3. Trigger compl_2 per DELETE from Studente or Docente</text:p>
      <text:p text:style-name="Standard">create or replace function V_Persona_gen_compl_2() returns trigger as $V_Persona_gen_compl_2$</text:p>
      <text:p text:style-name="Standard">-- la funzione vedrà 'old' come argomento</text:p>
      <text:p text:style-name="Standard">declare isError boolean := false;</text:p>
      <text:p text:style-name="Standard">begin</text:p>
      <text:p text:style-name="Standard">isError := EXISTS(</text:p>
      <text:p text:style-name="Standard">SELECT * FROM (Persona p LEFT OUTER JOIN Studente s ON p.id = s.persona) LEFT OUTER JOIN Docente d ON p.id = d.persona</text:p>
      <text:p text:style-name="Standard">WHERE p.id = old.persona AND (s.persona IS NULL) AND (d.persona IS NULL)</text:p>
      <text:p text:style-name="Standard">);</text:p>
      <text:p text:style-name="Standard">if (isError) then raise exception 'Vincolo V_Persona_isa_compl_2 violato (persona=%)', old.persona;</text:p>
      <text:p text:style-name="Standard">end if;</text:p>
      <text:p text:style-name="Standard">return old; — il valore di ritorno per i trigger ‘after’ è ignorato, non lo è per i trigger ‘before’</text:p>
      <text:p text:style-name="Standard">end;$V_Persona_gen_compl_2$ language plpgsql;</text:p>
      <text:p text:style-name="Standard">create constraint trigger V_Persona_gen_compl_2_studente</text:p>
      <text:p text:style-name="Standard">after delete on Studente</text:p>
      <text:p text:style-name="Standard">deferrable for each row execute procedure V_Persona_gen_compl_2();</text:p>
      <text:p text:style-name="Standard">create constraint trigger V_Persona_gen_compl_2_docente</text:p>
      <text:p text:style-name="Standard">after delete on Docente</text:p>
      <text:p text:style-name="Standard">deferrable for each row execute procedure V_Persona_gen_compl_2();</text:p>
      <text:p text:style-name="Standard">Prof. Toni Mancini – ITC Information and Communications Technology Academy</text:p>
      <text:p text:style-name="Standard">S.BD.1.2. 69Esempio 1: progettazione di vincoli esterni mediante trigger (cont.)</text:p>
      <text:p text:style-name="Standard">Test:</text:p>
      <text:p text:style-name="Standard">Data la presenza dell’attributo id:serial in Persona, abbiamo bisogno di ottenere il valore per ‘id’ generato</text:p>
      <text:p text:style-name="Standard">dal DBMS all’atto dell’inserimento di una ennupla in Persona (INSERT … RETURNING) e di salvarlo in una</text:p>
      <text:p text:style-name="Standard">variabile locale.</text:p>
      <text:p text:style-name="Standard">Questo può essere fatto usando un blocco di codice SQL anonimo:</text:p>
      <text:p text:style-name="Standard">begin transaction;</text:p>
      <text:p text:style-name="Standard">DO $$ — blocco di codice anonimo (senza dover creare una FUNCTION)</text:p>
      <text:p text:style-name="Standard">declare _id integer;</text:p>
      <text:p text:style-name="Standard">begin</text:p>
      <text:p text:style-name="Standard">insert into Persona(nome) values ('Carlo') returning id into _id;</text:p>
      <text:p text:style-name="Standard">insert into Studente(persona, matricola) values (_id, ‘uni-carlo-00123‘);</text:p>
      <text:p text:style-name="Standard"><text:soft-page-break/>end$$;</text:p>
      <text:p text:style-name="Standard">commit;</text:p>
      <text:p text:style-name="Standard">Esercizio: provare ad effettuare inserimenti o cancellazioni che violerebbero i vincoli.</text:p>
      <text:p text:style-name="Standard">Prof. Toni Mancini – ITC Information and Communications Technology Academy</text:p>
      <text:p text:style-name="Standard">S.BD.1.2. 70Progettaz. di vincoli est. mediante trigger e politiche di accesso</text:p>
      <text:p text:style-name="Standard">Esercizio:</text:p>
      <text:p text:style-name="Standard">Valutare attentamente come ottimizzare la strategia di controllo dei vincoli esterni dei progetti svolti,</text:p>
      <text:p text:style-name="Standard">sfruttando il combinato disposto di:</text:p>
      <text:p text:style-name="Standard">• Restrizioni nella possibilità di modi che ai dati, mediante politiche di accesso (REVOKE)</text:p>
      <text:p text:style-name="Standard">• Trigger che utilizzano function comuni (minimizzando il codice da scrivere)</text:p>
      <text:p text:style-name="Standard">In particolare, il caso frequente di generalizzazione disjoint &amp; complete si presta ad interessanti</text:p>
      <text:p text:style-name="Standard">ottimizzazioni (da scoprire!)</text:p>
      <text:p text:style-name="Standard">Osservazione 1: possiamo valutare l’opportunità di ridurre i gradi di libertà degli utenti quando</text:p>
      <text:p text:style-name="Standard">inseriscono o modi cano ennuple. Ad esempio, potrebbe essere ragionevole:</text:p>
      <text:p text:style-name="Standard">1. impedire l’update di alcuni attributi (ad es., gli id arti ciali, come abbiamo visto)</text:p>
      <text:p text:style-name="Standard">2. impedire del tutto alcuni UPDATE, forzando gli utenti ad eseguire DELETE + INSERT (per</text:p>
      <text:p text:style-name="Standard">operazioni non critiche)</text:p>
      <text:p text:style-name="Standard">Osservazione 2: un sistema che implementa i vincoli esterni basandosi sulle restrizioni delle politiche</text:p>
      <text:p text:style-name="Standard">di accesso è intrinsecamente più fragile di uno che garantisce che il vincolo sia soddisfatto a valle di</text:p>
      <text:p text:style-name="Standard">qualsivoglia evento, anche quelli impediti (spesso è complicato impedire alcune operazioni a tutti gli</text:p>
      <text:p text:style-name="Standard">utenti, anche agli amministratori). È bene che il progettista valuti caso per cas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04:52:31.804434520</meta:creation-date>
    <dc:date>2024-11-25T05:09:36.065073556</dc:date>
    <meta:editing-duration>PT17M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7" meta:paragraph-count="253" meta:word-count="2156" meta:character-count="14504" meta:non-whitespace-character-count="12595"/>
  </office:meta>
</office:document-meta>
</file>